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26479e" officeooo:paragraph-rsid="002b2786" fo:background-color="transparen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Ubuntu" fo:font-size="14pt" officeooo:rsid="0026479e" officeooo:paragraph-rsid="002b2786" style:font-size-asian="14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27d59c" loext:opacity="100%" style:font-name="Ubuntu" officeooo:rsid="0026cadc" fo:background-color="transparent" loext:char-shading-value="0"/>
    </style:style>
    <style:style style:name="T15" style:family="text">
      <style:text-properties fo:color="#27d59c" loext:opacity="100%" officeooo:rsid="0026cadc" fo:background-color="transparent" loext:char-shading-value="0"/>
    </style:style>
    <style:style style:name="T16" style:family="text">
      <style:text-properties fo:color="#27d59c" loext:opacity="100%" officeooo:rsid="0026cadc"/>
    </style:style>
    <style:style style:name="T17" style:family="text">
      <style:text-properties fo:color="#27d59c" loext:opacity="100%" officeooo:rsid="0026cadc"/>
    </style:style>
    <style:style style:name="T18" style:family="text">
      <style:text-properties fo:color="#ff9423" loext:opacity="100%" style:font-name="Ubuntu" officeooo:rsid="0026cadc" fo:background-color="transparent" loext:char-shading-value="0"/>
    </style:style>
    <style:style style:name="T19" style:family="text">
      <style:text-properties fo:color="#ff9423" loext:opacity="100%" officeooo:rsid="0026cadc" fo:background-color="transparent" loext:char-shading-value="0"/>
    </style:style>
    <style:style style:name="T20" style:family="text">
      <style:text-properties fo:color="#ff9423" loext:opacity="100%" officeooo:rsid="0026cadc"/>
    </style:style>
    <style:style style:name="T21" style:family="text">
      <style:text-properties fo:color="#ff9423" loext:opacity="100%" officeooo:rsid="0026cadc"/>
    </style:style>
    <style:style style:name="T22" style:family="text">
      <style:text-properties fo:color="#000000" loext:opacity="100%" fo:font-weight="normal" fo:background-color="transparent" loext:char-shading-value="0" style:font-size-asian="14pt"/>
    </style:style>
    <style:style style:name="T23" style:family="text">
      <style:text-properties fo:color="#000000" loext:opacity="100%" fo:font-weight="normal" officeooo:rsid="0020b257" fo:background-color="transparent" loext:char-shading-value="0" style:font-size-asian="14pt"/>
    </style:style>
    <style:style style:name="T24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2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2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2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2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2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3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31" style:family="text">
      <style:text-properties fo:color="#000000" loext:opacity="100%" fo:font-weight="normal" officeooo:rsid="0026cadc" fo:background-color="transparent" loext:char-shading-value="0"/>
    </style:style>
    <style:style style:name="T32" style:family="text">
      <style:text-properties fo:color="#000000" loext:opacity="100%" fo:font-weight="normal" officeooo:rsid="002b2786" fo:background-color="transparent" loext:char-shading-value="0"/>
    </style:style>
    <style:style style:name="T33" style:family="text">
      <style:text-properties fo:color="#000000" loext:opacity="100%" fo:font-weight="normal" officeooo:rsid="002c6949" fo:background-color="transparent" loext:char-shading-value="0"/>
    </style:style>
    <style:style style:name="T34" style:family="text">
      <style:text-properties fo:color="#000000" loext:opacity="100%" fo:font-weight="normal" officeooo:rsid="0026cadc"/>
    </style:style>
    <style:style style:name="T35" style:family="text">
      <style:text-properties fo:color="#000000" loext:opacity="100%" fo:font-weight="normal" officeooo:rsid="0026cadc"/>
    </style:style>
    <style:style style:name="T36" style:family="text">
      <style:text-properties fo:color="#000000" loext:opacity="100%" style:font-name="Ubuntu" fo:font-weight="normal" officeooo:rsid="0026cadc" fo:background-color="transparent" loext:char-shading-value="0"/>
    </style:style>
    <style:style style:name="T37" style:family="text">
      <style:text-properties fo:color="#000000" loext:opacity="100%" style:font-name="Ubuntu" fo:font-weight="normal" officeooo:rsid="002b2786" fo:background-color="transparent" loext:char-shading-value="0"/>
    </style:style>
    <style:style style:name="T38" style:family="text">
      <style:text-properties officeooo:rsid="0020b257"/>
    </style:style>
    <style:style style:name="T39" style:family="text">
      <style:text-properties fo:color="#ff258b" loext:opacity="100%" style:font-name="Ubuntu" officeooo:rsid="0026cadc" fo:background-color="transparent" loext:char-shading-value="0"/>
    </style:style>
    <style:style style:name="T40" style:family="text">
      <style:text-properties fo:color="#ff258b" loext:opacity="100%" officeooo:rsid="0026cadc" fo:background-color="transparent" loext:char-shading-value="0"/>
    </style:style>
    <style:style style:name="T41" style:family="text">
      <style:text-properties fo:color="#ff258b" loext:opacity="100%" officeooo:rsid="0026cadc"/>
    </style:style>
    <style:style style:name="T42" style:family="text">
      <style:text-properties fo:color="#ff258b" loext:opacity="100%" officeooo:rsid="0026cadc"/>
    </style:style>
    <style:style style:name="T43" style:family="text">
      <style:text-properties fo:color="#98a12e" loext:opacity="100%" style:font-name="Ubuntu" officeooo:rsid="0026cadc" fo:background-color="transparent" loext:char-shading-value="0"/>
    </style:style>
    <style:style style:name="T44" style:family="text">
      <style:text-properties fo:color="#98a12e" loext:opacity="100%" officeooo:rsid="0026cadc" fo:background-color="transparent" loext:char-shading-value="0"/>
    </style:style>
    <style:style style:name="T45" style:family="text">
      <style:text-properties fo:color="#98a12e" loext:opacity="100%" officeooo:rsid="0026cadc"/>
    </style:style>
    <style:style style:name="T46" style:family="text">
      <style:text-properties fo:color="#98a12e" loext:opacity="100%" officeooo:rsid="0026cadc"/>
    </style:style>
    <style:style style:name="T47" style:family="text">
      <style:text-properties fo:color="#e7bf3d" loext:opacity="100%" style:font-name="Ubuntu" officeooo:rsid="0026cadc" fo:background-color="transparent" loext:char-shading-value="0"/>
    </style:style>
    <style:style style:name="T48" style:family="text">
      <style:text-properties fo:color="#e7bf3d" loext:opacity="100%" officeooo:rsid="0026cadc" fo:background-color="transparent" loext:char-shading-value="0"/>
    </style:style>
    <style:style style:name="T49" style:family="text">
      <style:text-properties fo:color="#e7bf3d" loext:opacity="100%" officeooo:rsid="0026cadc"/>
    </style:style>
    <style:style style:name="T50" style:family="text">
      <style:text-properties fo:color="#e7bf3d" loext:opacity="100%" officeooo:rsid="0026cadc"/>
    </style:style>
    <style:style style:name="T51" style:family="text">
      <style:text-properties fo:font-weight="normal" officeooo:rsid="0026cadc"/>
    </style:style>
    <style:style style:name="T52" style:family="text">
      <style:text-properties officeooo:rsid="0026cadc"/>
    </style:style>
    <style:style style:name="T53" style:family="text">
      <style:text-properties officeooo:rsid="0026cadc"/>
    </style:style>
    <style:style style:name="T54" style:family="text">
      <style:text-properties fo:color="#e02ff9" loext:opacity="100%" style:font-name="Ubuntu" officeooo:rsid="0026cadc" fo:background-color="transparent" loext:char-shading-value="0"/>
    </style:style>
    <style:style style:name="T55" style:family="text">
      <style:text-properties fo:color="#e02ff9" loext:opacity="100%" officeooo:rsid="0026cadc" fo:background-color="transparent" loext:char-shading-value="0"/>
    </style:style>
    <style:style style:name="T56" style:family="text">
      <style:text-properties fo:color="#e02ff9" loext:opacity="100%" officeooo:rsid="0026cadc"/>
    </style:style>
    <style:style style:name="T57" style:family="text">
      <style:text-properties fo:color="#e02ff9" loext:opacity="100%" officeooo:rsid="0026cadc"/>
    </style:style>
    <style:style style:name="T58" style:family="text">
      <style:text-properties style:font-name="Ubuntu" officeooo:rsid="0026cadc" fo:background-color="transparent" loext:char-shading-value="0"/>
    </style:style>
    <style:style style:name="T59" style:family="text">
      <style:text-properties officeooo:rsid="0026cadc" fo:background-color="transparent" loext:char-shading-value="0"/>
    </style:style>
    <style:style style:name="T60" style:family="text">
      <style:text-properties officeooo:rsid="002c6949"/>
    </style:style>
    <style:style style:name="T61" style:family="text">
      <style:text-properties officeooo:rsid="0026479e"/>
    </style:style>
    <style:style style:name="T62" style:family="text">
      <style:text-properties officeooo:rsid="001cdb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lha</text:h>
      <text:p text:style-name="P3">= → Recebe</text:p>
      <text:p text:style-name="P4">== → Igual</text:p>
      <text:p text:style-name="P11">=== → operador de identidade</text:p>
      <text:p text:style-name="P11">!== → Desigual Restrito</text:p>
      <text:p text:style-name="P5">+ → Concatenação <text:span text:style-name="T4">ou Adição</text:span></text:p>
      <text:p text:style-name="P3">null → Nulo</text:p>
      <text:p text:style-name="P6">Nome de <text:span text:style-name="T5">v</text:span>ariavel → Identificador</text:p>
      <text:p text:style-name="P7">Conteudo que vai para uma variavel → Atribuição</text:p>
      <text:p text:style-name="P8">${ } - <text:span text:style-name="T3">Troca pelo valor da variavel que esta dentro das chaves</text:span> </text:p>
      <text:p text:style-name="P9">` ` - <text:span text:style-name="T3">Usada no lugar das aspas quando for colocar variaveis dentro das chaves (${})</text:span></text:p>
      <text:p text:style-name="P13">! → <text:span text:style-name="T6">Não (Negação)</text:span></text:p>
      <text:p text:style-name="P12">&amp;&amp; → E (Conjunção)</text:p>
      <text:p text:style-name="P12">|| → Ou (Disjunção)</text:p>
      <text:p text:style-name="P14">? → <text:span text:style-name="T8">pergunta</text:span></text:p>
      <text:p text:style-name="P15">: → <text:span text:style-name="T7">um ou outro </text:span><text:span text:style-name="T8">(true ou false)</text:span></text:p>
      <text:p text:style-name="P16">_____________________________________________________________________</text:p>
      <text:p text:style-name="P16">typeof → Mostra o tipo primitivo</text:p>
      <text:p text:style-name="P17">var → Variavel</text:p>
      <text:p text:style-name="P18">var nome-generico = valor → Declaração de variavel</text:p>
      <text:p text:style-name="P19">_____________________________________________________________________</text:p>
      <text:p text:style-name="P20">window.alert(‘ ’) → Faz aparecer um<text:span text:style-name="T1">a janela de</text:span> alerta</text:p>
      <text:p text:style-name="P20">alert(‘ ‘) → Faz aparecer um<text:span text:style-name="T1">a janela de</text:span> alerta</text:p>
      <text:p text:style-name="P21">window.confirm(‘ ’) → Faz aparecer um<text:span text:style-name="T1">a janela</text:span> de confirmação</text:p>
      <text:p text:style-name="P21"><text:soft-page-break/>window.prompt(‘ ‘) → <text:span text:style-name="T1">Faz aparecer uma janela</text:span> <text:span text:style-name="T1">de pergunta</text:span></text:p>
      <text:p text:style-name="P18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22">n1.toLocaleString(‘pt-BR’, {style: ‘currency’, currency: ‘BRL’}) - Configura o numero para aparacer no formato de real</text:p>
      <text:p text:style-name="P23">window.document.write(‘ ’) - Escreve no documento</text:p>
      <text:p text:style-name="P24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24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24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24"><text:span text:style-name="T12">getElementsByTagName(‘</text:span><text:span text:style-name="T13">p</text:span><text:span text:style-name="T12">‘)</text:span><text:span text:style-name="T13">[1] - Seleciona o segundo paragrafo</text:span></text:p>
      <text:p text:style-name="P24"><text:span text:style-name="T22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38">e guarda na variavel p1</text:span></text:p>
      <text:p text:style-name="P27"><text:span text:style-name="T62">window.document.write(p1.innerText) - vai selecionar e escrever o texto que esta dentro do p1</text:span></text:p>
      <text:p text:style-name="P27"><text:span text:style-name="T26">window.document.write(‘</text:span><text:span text:style-name="T27">esta escrito assim: ‘ + </text:span><text:span text:style-name="T26">p1.innerText) – </text:span><text:span text:style-name="T27">vai concatenar a mensagem com o texto do p1</text:span></text:p>
      <text:p text:style-name="P27"><text:span text:style-name="T61">p1.style.color = ‘ <text:s/>‘ – Muda a cor da variavel p1</text:span></text:p>
      <text:p text:style-name="P27"><text:span text:style-name="T28">var corpo = window.document.body - </text:span><text:span text:style-name="T24">O body é atribuido para a variavel corpo</text:span></text:p>
      <text:p text:style-name="P27"><text:span text:style-name="T28">corpo.style.background = ' <text:s/>' - </text:span><text:span text:style-name="T24">Muda a cor de fundo da variavel corpo</text:span></text:p>
      <text:p text:style-name="P27"><text:span text:style-name="T25">var d = window.document.getElementById('msg') - </text:span><text:span text:style-name="T29">Seleciona o elemento que tem </text:span><text:span text:style-name="T30">o id</text:span><text:span text:style-name="T29"> msg e guarda seu conteudo na variavel d</text:span></text:p>
      <text:p text:style-name="P2"><text:span text:style-name="T52">window.document.getElementById('msg').innerText = 'olá!' - </text:span><text:span text:style-name="T60">Seleciona o elemento que tem o id msg e substitui seu <text:s/>conteudo por olá</text:span></text:p>
      <text:p text:style-name="P10"><text:soft-page-break/><text:span text:style-name="T31"/></text:p>
      <text:p text:style-name="P25"/>
      <text:p text:style-name="P25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04T10:04:07.327294399</dc:date>
    <meta:editing-duration>PT16H9M18S</meta:editing-duration>
    <meta:editing-cycles>15</meta:editing-cycles>
    <meta:generator>LibreOffice/7.3.5.2$Linux_X86_64 LibreOffice_project/30$Build-2</meta:generator>
    <meta:document-statistic meta:table-count="0" meta:image-count="0" meta:object-count="0" meta:page-count="3" meta:paragraph-count="40" meta:word-count="329" meta:character-count="2227" meta:non-whitespace-character-count="1931"/>
  </office:meta>
</office:document-meta>
</file>